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L2">
      <style:paragraph-properties fo:text-align="justify" style:justify-single-word="false"/>
      <style:text-properties fo:language="en" fo:country="US"/>
    </style:style>
    <style:style style:name="P6" style:family="paragraph" style:parent-style-name="Standard" style:list-style-name="L3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paragraph-rsid="0015a6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19fb90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1c8e12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2235c7"/>
    </style:style>
    <style:style style:name="T1" style:family="text">
      <style:text-properties officeooo:rsid="0015a6f5"/>
    </style:style>
    <style:style style:name="T2" style:family="text">
      <style:text-properties officeooo:rsid="00165f36"/>
    </style:style>
    <style:style style:name="T3" style:family="text">
      <style:text-properties officeooo:rsid="00175d4d"/>
    </style:style>
    <style:style style:name="T4" style:family="text">
      <style:text-properties officeooo:rsid="001905f3"/>
    </style:style>
    <style:style style:name="T5" style:family="text">
      <style:text-properties officeooo:rsid="0019451a"/>
    </style:style>
    <style:style style:name="T6" style:family="text">
      <style:text-properties officeooo:rsid="0019fb90"/>
    </style:style>
    <style:style style:name="T7" style:family="text">
      <style:text-properties officeooo:rsid="001a9d80"/>
    </style:style>
    <style:style style:name="T8" style:family="text">
      <style:text-properties officeooo:rsid="001c3644"/>
    </style:style>
    <style:style style:name="T9" style:family="text">
      <style:text-properties officeooo:rsid="001c8e12"/>
    </style:style>
    <style:style style:name="T10" style:family="text">
      <style:text-properties officeooo:rsid="001dc84e"/>
    </style:style>
    <style:style style:name="T11" style:family="text">
      <style:text-properties officeooo:rsid="001de687"/>
    </style:style>
    <style:style style:name="T12" style:family="text">
      <style:text-properties officeooo:rsid="001eae24"/>
    </style:style>
    <style:style style:name="T13" style:family="text">
      <style:text-properties officeooo:rsid="001f351f"/>
    </style:style>
    <style:style style:name="T14" style:family="text">
      <style:text-properties officeooo:rsid="002118c5"/>
    </style:style>
    <style:style style:name="T15" style:family="text">
      <style:text-properties officeooo:rsid="00217384"/>
    </style:style>
    <style:style style:name="T16" style:family="text">
      <style:text-properties officeooo:rsid="002235c7"/>
    </style:style>
    <style:style style:name="T17" style:family="text">
      <style:text-properties officeooo:rsid="0022a27f"/>
    </style:style>
    <style:style style:name="T18" style:family="text">
      <style:text-properties officeooo:rsid="00237c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3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plan.</text:p>
      <text:list xml:id="list6251835642318741823" text:style-name="L1">
        <text:list-item>
          <text:p text:style-name="P4">Standalone board introduction.</text:p>
        </text:list-item>
      </text:list>
      <text:list xml:id="list3819730445768964142" text:style-name="L2">
        <text:list-item>
          <text:list>
            <text:list-item>
              <text:p text:style-name="P5">Overall view.</text:p>
            </text:list-item>
            <text:list-item>
              <text:p text:style-name="P5">Explain feature with scripting.</text:p>
            </text:list-item>
            <text:list-item>
              <text:p text:style-name="P5">Explain it can work standalone, with computer connected and with R<text:span text:style-name="T13">P</text:span>i connected. Emphasize that it is step to the future detailed explanation. <text:span text:style-name="T17">Probably show a stack with RPi and emphasize that it can not only execute it's commands but provide Rpi with </text:span><text:span text:style-name="T18">regulated </text:span><text:span text:style-name="T17">power.</text:span></text:p>
            </text:list-item>
            <text:list-item>
              <text:p text:style-name="P5">List board interfaces.</text:p>
              <text:list>
                <text:list-item>
                  <text:p text:style-name="P5">USB</text:p>
                </text:list-item>
              </text:list>
              <text:p text:style-name="P5">1.4.2. Serial.</text:p>
              <text:p text:style-name="P5">1.4.3. I2C <text:span text:style-name="T10">bus </text:span>master <text:span text:style-name="T10">interface</text:span>.</text:p>
              <text:list text:continue-numbering="true">
                <text:list-item>
                  <text:p text:style-name="P5">I2C slave <text:span text:style-name="T10">device</text:span>. <text:span text:style-name="T11">And these two are different and totally independent.</text:span></text:p>
                </text:list-item>
              </text:list>
            </text:list-item>
            <text:list-item>
              <text:p text:style-name="P5">List board peripherials.</text:p>
              <text:list>
                <text:list-item>
                  <text:p text:style-name="P5">High speed microcontroller capable to run up to 72MHz.</text:p>
                </text:list-item>
                <text:list-item>
                  <text:p text:style-name="P5">3 voltage converters. Emphasize: these are converters – not regulators. E.i. efficiency is very high. It is proven: board is cold at currents up to 3A.</text:p>
                  <text:list>
                    <text:list-item>
                      <text:p text:style-name="P5">Constant for 3.3V for feeding internals and has output to provide with stabilized current externally connected devices (if any).</text:p>
                    </text:list-item>
                    <text:list-item>
                      <text:p text:style-name="P5">Fully control<text:span text:style-name="T1">l</text:span>able step down converter.</text:p>
                      <text:list>
                        <text:list-item>
                          <text:p text:style-name="P5">On/off.</text:p>
                        </text:list-item>
                        <text:list-item>
                          <text:p text:style-name="P5">Output voltage.</text:p>
                        </text:list-item>
                        <text:list-item>
                          <text:p text:style-name="P5">Input curre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17342959265186249" text:style-name="L3">
        <text:list-item>
          <text:list>
            <text:list-item>
              <text:list>
                <text:list-item>
                  <text:list>
                    <text:list-item>
                      <text:p text:style-name="P6">Fully controllable step up converter.</text:p>
                      <text:list>
                        <text:list-item>
                          <text:p text:style-name="P6">On/off.</text:p>
                        </text:list-item>
                        <text:list-item>
                          <text:p text:style-name="P6">Output voltage.</text:p>
                        </text:list-item>
                        <text:list-item>
                          <text:p text:style-name="P6">Input current.</text:p>
                        </text:list-item>
                        <text:list-item>
                          <text:p text:style-name="P6">Minimum input voltage. Important for solar panel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1"><text:tab/><text:tab/>1.5.</text:span><text:span text:style-name="T2">3</text:span><text:span text:style-name="T1">. Motor controller with protective diodes. 4 half bridges. Capable to drive 4 unidirectional DC, 2 bidirectional DC or stepper motor. 600mA continuous current, 1200mA short time current.</text:span></text:p>
      <text:p text:style-name="P7"><text:span text:style-name="T1"><text:tab/><text:tab/>1.5.</text:span><text:span text:style-name="T2">4</text:span><text:span text:style-name="T1">. LED driver circuit for powering illuminating LED with current of about 100mA.</text:span></text:p>
      <text:p text:style-name="P7"><text:span text:style-name="T1"><text:tab/><text:tab/>1.5.</text:span><text:span text:style-name="T2">5</text:span><text:span text:style-name="T1">. Analog thermometer with range from -40C to 125C.</text:span></text:p>
      <text:p text:style-name="P7"><text:span text:style-name="T1"><text:tab/><text:tab/>1.5.</text:span><text:span text:style-name="T2">6</text:span><text:span text:style-name="T1">. Digital accelerometer.</text:span></text:p>
      <text:p text:style-name="P7"><text:span text:style-name="T1"><text:tab/><text:tab/>1.5.</text:span><text:span text:style-name="T2">7</text:span><text:span text:style-name="T1">. Digital compass.</text:span></text:p>
      <text:p text:style-name="P7"><text:span text:style-name="T1"><text:tab/><text:tab/>1.5.</text:span><text:span text:style-name="T2">8</text:span><text:span text:style-name="T1">. Digital thermometer.</text:span></text:p>
      <text:p text:style-name="P7"><text:span text:style-name="T1"><text:tab/><text:tab/>1.5.</text:span><text:span text:style-name="T2">9</text:span><text:span text:style-name="T1">. Trigger button port. </text:span><text:span text:style-name="T3">Board can change it's behavior in <text:s/>accordance with button clicks.</text:span></text:p>
      <text:p text:style-name="P7"><text:span text:style-name="T3"><text:tab/><text:tab/></text:span><text:span text:style-name="T6">1.5.10. Power output port. At this port there are all voltages available.</text:span></text:p>
      <text:p text:style-name="P7"><text:span text:style-name="T6">2</text:span><text:span text:style-name="T4">. Extension boards. If base board functionality isn't enough. One or a few addon boards could be stacked on primary board.</text:span></text:p>
      <text:p text:style-name="P7"><text:span text:style-name="T4"><text:tab/></text:span><text:span text:style-name="T6">2</text:span><text:span text:style-name="T4">.1. Content of addon board.</text:span></text:p>
      <text:p text:style-name="P7"><text:span text:style-name="T4"><text:tab/><text:tab/></text:span><text:span text:style-name="T6">2</text:span><text:span text:style-name="T4">.1.1. 8 PWM servo compatible output ports. </text:span><text:span text:style-name="T15">Show servo test in action.</text:span></text:p>
      <text:p text:style-name="P7"><text:span text:style-name="T4"><text:tab/><text:tab/></text:span><text:span text:style-name="T6">2</text:span><text:span text:style-name="T4">.1.2. 8 motor controller outputs. Suitable for 8 inidirectional DC motors, 4 bidirectional or 2 stepper motors control.</text:span></text:p>
      <text:p text:style-name="P7"><text:span text:style-name="T4"><text:tab/><text:tab/></text:span><text:span text:style-name="T6">2</text:span><text:span text:style-name="T4">.1.3. 8 digital inputs. Like user buttons or digital (on/off state) sensors control.</text:span></text:p>
      <text:p text:style-name="P7"><text:span text:style-name="T4"><text:tab/><text:tab/></text:span><text:span text:style-name="T6">2</text:span><text:span text:style-name="T4">.1.4. 8 analog ADC inputs with range from 0V to 3.3V.</text:span></text:p>
      <text:p text:style-name="P7"><text:span text:style-name="T4"><text:tab/></text:span><text:span text:style-name="T6">2</text:span><text:span text:style-name="T4">.2. Emphasize that functionality could be multiplied by adding as many addon boards as necessary.</text:span></text:p>
      <text:p text:style-name="P7"><text:span text:style-name="T4"><text:tab/></text:span><text:span text:style-name="T6">2</text:span><text:span text:style-name="T4">.3. Demonstrate stacking of a few addon boards </text:span><text:span text:style-name="T5">on a</text:span><text:span text:style-name="T4"> primary one.</text:span></text:p>
      <text:p text:style-name="P8"><text:span text:style-name="T6">3. Powering the board.</text:span></text:p>
      <text:p text:style-name="P8"><text:soft-page-break/><text:span text:style-name="T6"><text:tab/>3.1. Powering though step down input. Voltage should be not smaller then 3.3V.</text:span></text:p>
      <text:p text:style-name="P8"><text:span text:style-name="T6"><text:tab/>3.2. Powering through step up input. Board can increase input voltage first.</text:span></text:p>
      <text:p text:style-name="P8"><text:span text:style-name="T6"><text:tab/></text:span><text:span text:style-name="T7">3.3. Powering through USB port. It is the same as through step up port. But here is hardware current limiting circuit. And a switch which actually conducts current from USB socket to board internals.</text:span></text:p>
      <text:p text:style-name="P2"><text:span text:style-name="T7">4. Connecting with a computer.</text:span></text:p>
      <text:p text:style-name="P2"><text:span text:style-name="T7"><text:tab/>4.1. Connection through USB socket. Show a connection and explain that it can get power from USB bus. But if high current applications is required a battery is required. Advantage is that the board can charge the battery taring power from USB and increasing voltage using step up configurable converter.</text:span></text:p>
      <text:p text:style-name="P2"><text:span text:style-name="T7"><text:tab/>4.2. Connection through R</text:span><text:span text:style-name="T8">P</text:span><text:span text:style-name="T7">i extension socket. Explain that in this case communication goes through I2C bus. For the board it is I2C slave mode.</text:span></text:p>
      <text:p text:style-name="P9"><text:span text:style-name="T9">5. Board programming.</text:span></text:p>
      <text:p text:style-name="P2"><text:tab/><text:span text:style-name="T9">5.1. Introduce scripting approach. </text:span><text:span text:style-name="T12">Emphasize that the board can work alone without a computer. It event can turn computer on and off and c</text:span><text:span text:style-name="T14">a</text:span><text:span text:style-name="T12">n be a power supply for an RPi computer.</text:span></text:p>
      <text:p text:style-name="P2"><text:tab/><text:span text:style-name="T9">5.2. Show an example of blinky script.</text:span></text:p>
      <text:p text:style-name="P2"><text:span text:style-name="T9"><text:tab/>5.3. Explain 128kB FLASH and 20kB RAM. But d</text:span><text:span text:style-name="T16">i</text:span><text:span text:style-name="T9">dn</text:span><text:span text:style-name="T16">'</text:span><text:span text:style-name="T9">t ever occupy more then 2kB FLASH by the moment.</text:span></text:p>
      <text:p text:style-name="P2"><text:span text:style-name="T9"><text:tab/>5.3. Script compilation.</text:span></text:p>
      <text:p text:style-name="P2"><text:tab/><text:span text:style-name="T9">5.4. Script upload to the board.</text:span></text:p>
      <text:p text:style-name="P2"><text:span text:style-name="T9"><text:tab/>5.5. Script execution and 5 sec delay for an ability to reprogram the board in the case of a fail script.</text:span></text:p>
      <text:p text:style-name="P2"><text:span text:style-name="T9"><text:tab/>5.6. </text:span><text:span text:style-name="T16">Explain board communication. No difference between USB and I2C from the point of view to the interface.</text:span></text:p>
      <text:p text:style-name="P2"><text:span text:style-name="T9"><text:tab/></text:span><text:span text:style-name="T16">5.7. If coupled with a computer script is in charge for commands interpreting on board side. And user program on the other side.</text:span></text:p>
      <text:p text:style-name="P2"><text:span text:style-name="T9"><text:tab/></text:span><text:span text:style-name="T16">5.8. Python modules and C++ library with totally identical API for programming communication between the board and a computer.</text:span></text:p>
      <text:p text:style-name="P10"><text:span text:style-name="T16">6. Example board to computer communication.</text:span></text:p>
      <text:p text:style-name="P10"><text:span text:style-name="T16"><text:tab/>6.1. Show installation assembling of the board, addon board, two servos and a camera.</text:span></text:p>
      <text:p text:style-name="P10"><text:span text:style-name="T16"><text:tab/>6.2. Demonstrate rotatable Web camera example video.</text:span></text:p>
      <text:p text:style-name="P10"><text:span text:style-name="T16">7. Example RPi with the board.</text:span></text:p>
      <text:p text:style-name="P2"><text:span text:style-name="T9"><text:tab/></text:span><text:span text:style-name="T16">7.1. Show stack assembling.</text:span></text:p>
      <text:p text:style-name="P2"><text:span text:style-name="T16"><text:tab/>7.2. Explain the ability of the board to be Rpi power supply and turn it on by a schedule or by button click.</text:span></text:p>
      <text:p text:style-name="P2"><text:span text:style-name="T9"><text:tab/></text:span><text:span text:style-name="T16">7.3. Assemble an installation with chassis and camera.</text:span></text:p>
      <text:p text:style-name="P2"><text:span text:style-name="T9"><text:tab/></text:span><text:span text:style-name="T16">7.4. Demonstrate robot video.</text:span></text:p>
      <text:p text:style-name="P2"><text:span text:style-name="T16"><text:tab/></text:span></text:p>
      <text:p text:style-name="P10"><text:span text:style-name="T16">7. Example pure RPi power supply.</text:span></text:p>
      <text:p text:style-name="P10"><text:span text:style-name="T16"><text:tab/>7.4. Assemble stack and explain where power comes from.</text:span></text:p>
      <text:p text:style-name="P10"><text:span text:style-name="T16"><text:tab/>7.5. Attach user button and explain the feature with powering on.</text:span></text:p>
      <text:p text:style-name="P10"><text:span text:style-name="T16"><text:tab/>7.6. Show in video how it works.</text:span></text:p>
      <text:p text:style-name="P10"><text:span text:style-name="T16"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3-10-30T18:21:09.54</meta:creation-date>
    <dc:date>2013-10-30T23:26:39</dc:date>
    <meta:editing-duration>PT50M29S</meta:editing-duration>
    <meta:editing-cycles>22</meta:editing-cycles>
    <meta:generator>LibreOffice/4.0.2.2$Linux_x86 LibreOffice_project/400m0$Build-2</meta:generator>
    <meta:document-statistic meta:table-count="0" meta:image-count="0" meta:object-count="0" meta:page-count="2" meta:paragraph-count="69" meta:word-count="769" meta:character-count="4779" meta:non-whitespace-character-count="4045"/>
  </office:meta>
</office:document-meta>
</file>